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1000002CD5C95D4A3078519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2" draw:name="Line 1" draw:style-name="gr1" draw:text-style-name="P1" svg:x1="0.0465in" svg:y1="5.8484in" svg:x2="8.198in" svg:y2="5.8138in"><text:p/></draw:line><draw:frame draw:style-name="fr2" draw:name="Image1" text:anchor-type="char" svg:width="8.2701in" svg:height="5.8764in" draw:z-index="0"><draw:image xlink:href="Pictures/10000001000003F1000002CD5C95D4A30785193C.png" xlink:type="simple" xlink:show="embed" xlink:actuate="onLoad" draw:mime-type="image/png"/></draw:frame><draw:frame draw:style-name="fr1" draw:name="Image2" text:anchor-type="char" svg:x="0in" svg:y="5.8138in" svg:width="8.2701in" svg:height="5.8764in" draw:z-index="1"><draw:image xlink:href="Pictures/10000001000003F1000002CD5C95D4A3078519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32:01.384174779</meta:creation-date>
    <dc:date>2024-04-10T11:43:00.541910611</dc:date>
    <meta:editing-duration>PT47M6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